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d91" officeooo:paragraph-rsid="0007ed91"/>
    </style:style>
    <style:style style:name="T1" style:family="text">
      <style:text-properties officeooo:rsid="000a2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estão projetos voltados ao Front End com o intuito de praticar o conhecimento adquirido no curso <text:span text:style-name="T1">da b7Web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4T13:02:56.144000000</dc:date>
    <meta:editing-duration>PT24M34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" meta:word-count="19" meta:character-count="111" meta:non-whitespace-character-count="93"/>
  </office:meta>
</office:document-meta>
</file>